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88be" officeooo:paragraph-rsid="001088be"/>
    </style:style>
    <style:style style:name="P2" style:family="paragraph" style:parent-style-name="Standard" style:list-style-name="L2">
      <style:text-properties officeooo:paragraph-rsid="000e2bc3"/>
    </style:style>
    <style:style style:name="P3" style:family="paragraph" style:parent-style-name="Standard" style:list-style-name="L1">
      <style:text-properties officeooo:rsid="00125503" officeooo:paragraph-rsid="00125503"/>
    </style:style>
    <style:style style:name="P4" style:family="paragraph" style:parent-style-name="Standard" style:list-style-name="L1">
      <style:text-properties officeooo:rsid="0012896d" officeooo:paragraph-rsid="0012896d"/>
    </style:style>
    <style:style style:name="P5" style:family="paragraph" style:parent-style-name="Standard" style:list-style-name="L1">
      <style:text-properties officeooo:rsid="0013ac03" officeooo:paragraph-rsid="0013ac03"/>
    </style:style>
    <style:style style:name="P6" style:family="paragraph" style:parent-style-name="Standard" style:list-style-name="L1">
      <style:text-properties officeooo:rsid="00159295" officeooo:paragraph-rsid="00159295"/>
    </style:style>
    <style:style style:name="P7" style:family="paragraph" style:parent-style-name="Standard" style:list-style-name="L1">
      <style:text-properties officeooo:rsid="0015d2b7" officeooo:paragraph-rsid="0015d2b7"/>
    </style:style>
    <style:style style:name="P8" style:family="paragraph" style:parent-style-name="Standard" style:list-style-name="L1">
      <style:text-properties officeooo:rsid="0016f9df" officeooo:paragraph-rsid="0016f9df"/>
    </style:style>
    <style:style style:name="P9" style:family="paragraph" style:parent-style-name="Standard" style:list-style-name="L1">
      <style:text-properties officeooo:rsid="001818a6" officeooo:paragraph-rsid="001818a6"/>
    </style:style>
    <style:style style:name="P10" style:family="paragraph" style:parent-style-name="Standard" style:list-style-name="L1">
      <style:text-properties officeooo:rsid="001be6e8" officeooo:paragraph-rsid="001be6e8"/>
    </style:style>
    <style:style style:name="P11" style:family="paragraph" style:parent-style-name="Standard" style:list-style-name="L1">
      <style:text-properties officeooo:rsid="001d3f3d" officeooo:paragraph-rsid="001d3f3d"/>
    </style:style>
    <style:style style:name="P12" style:family="paragraph" style:parent-style-name="Standard" style:list-style-name="L1">
      <style:text-properties officeooo:rsid="001f067b" officeooo:paragraph-rsid="001f067b"/>
    </style:style>
    <style:style style:name="P13" style:family="paragraph" style:parent-style-name="Standard" style:list-style-name="L1">
      <style:text-properties officeooo:rsid="001ffbf7" officeooo:paragraph-rsid="001ffbf7"/>
    </style:style>
    <style:style style:name="P14" style:family="paragraph" style:parent-style-name="Standard" style:list-style-name="L1">
      <style:text-properties officeooo:rsid="0020d490" officeooo:paragraph-rsid="0020d490"/>
    </style:style>
    <style:style style:name="P15" style:family="paragraph" style:parent-style-name="Standard" style:list-style-name="L1">
      <style:text-properties officeooo:rsid="0022cedd" officeooo:paragraph-rsid="0022cedd"/>
    </style:style>
    <style:style style:name="P16" style:family="paragraph" style:parent-style-name="Standard" style:list-style-name="L1">
      <style:text-properties officeooo:rsid="00244812" officeooo:paragraph-rsid="00244812"/>
    </style:style>
    <style:style style:name="P17" style:family="paragraph" style:parent-style-name="Standard" style:list-style-name="L1">
      <style:text-properties officeooo:rsid="0025cb96" officeooo:paragraph-rsid="0025cb96"/>
    </style:style>
    <style:style style:name="P18" style:family="paragraph" style:parent-style-name="Standard" style:list-style-name="L1">
      <style:text-properties officeooo:rsid="00276a5f" officeooo:paragraph-rsid="00276a5f"/>
    </style:style>
    <style:style style:name="P19" style:family="paragraph" style:parent-style-name="Standard" style:list-style-name="">
      <style:text-properties officeooo:rsid="00276a5f" officeooo:paragraph-rsid="00276a5f"/>
    </style:style>
    <style:style style:name="P20" style:family="paragraph" style:parent-style-name="Standard" style:list-style-name="L1">
      <style:text-properties officeooo:rsid="002931f8" officeooo:paragraph-rsid="002931f8"/>
    </style:style>
    <style:style style:name="P21" style:family="paragraph" style:parent-style-name="Standard" style:list-style-name="L1">
      <style:text-properties officeooo:rsid="002a2683" officeooo:paragraph-rsid="002a2683"/>
    </style:style>
    <style:style style:name="P22" style:family="paragraph" style:parent-style-name="Standard" style:list-style-name="L1">
      <style:text-properties officeooo:rsid="002a8d66" officeooo:paragraph-rsid="002a8d66"/>
    </style:style>
    <style:style style:name="P23" style:family="paragraph" style:parent-style-name="Standard" style:list-style-name="L1">
      <style:text-properties officeooo:rsid="002d385c" officeooo:paragraph-rsid="002d385c"/>
    </style:style>
    <style:style style:name="P24" style:family="paragraph" style:parent-style-name="Standard" style:list-style-name="L1">
      <style:text-properties officeooo:rsid="002e03b7" officeooo:paragraph-rsid="002e03b7"/>
    </style:style>
    <style:style style:name="P25" style:family="paragraph" style:parent-style-name="Standard" style:list-style-name="L1">
      <style:text-properties officeooo:rsid="002eff41" officeooo:paragraph-rsid="002eff41"/>
    </style:style>
    <style:style style:name="P26" style:family="paragraph" style:parent-style-name="Standard" style:list-style-name="L1">
      <style:text-properties officeooo:rsid="0030416f" officeooo:paragraph-rsid="0030416f"/>
    </style:style>
    <style:style style:name="P27" style:family="paragraph" style:parent-style-name="Standard" style:list-style-name="L1">
      <style:text-properties officeooo:rsid="00308670" officeooo:paragraph-rsid="00308670"/>
    </style:style>
    <style:style style:name="P28" style:family="paragraph" style:parent-style-name="Standard" style:list-style-name="L1">
      <style:text-properties officeooo:rsid="0033ca08" officeooo:paragraph-rsid="0033ca08"/>
    </style:style>
    <style:style style:name="P29" style:family="paragraph" style:parent-style-name="Standard" style:list-style-name="L1">
      <style:text-properties officeooo:rsid="0035ba2d" officeooo:paragraph-rsid="0035ba2d"/>
    </style:style>
    <style:style style:name="P30" style:family="paragraph" style:parent-style-name="Standard" style:list-style-name="L1">
      <style:text-properties officeooo:rsid="003789e1" officeooo:paragraph-rsid="003789e1"/>
    </style:style>
    <style:style style:name="P31" style:family="paragraph" style:parent-style-name="Standard" style:list-style-name="L1">
      <style:text-properties officeooo:rsid="0038a55b" officeooo:paragraph-rsid="0038a55b"/>
    </style:style>
    <style:style style:name="P32" style:family="paragraph" style:parent-style-name="Standard" style:list-style-name="L1">
      <style:text-properties officeooo:rsid="0039236b" officeooo:paragraph-rsid="0039236b"/>
    </style:style>
    <style:style style:name="P33" style:family="paragraph" style:parent-style-name="Standard" style:list-style-name="L1">
      <style:text-properties officeooo:rsid="00397c6e" officeooo:paragraph-rsid="00397c6e"/>
    </style:style>
    <style:style style:name="P34" style:family="paragraph" style:parent-style-name="Standard" style:list-style-name="L1">
      <style:text-properties officeooo:rsid="003b35b5" officeooo:paragraph-rsid="003b35b5"/>
    </style:style>
    <style:style style:name="P35" style:family="paragraph" style:parent-style-name="Standard" style:list-style-name="L1">
      <style:text-properties officeooo:rsid="003d29f1" officeooo:paragraph-rsid="003d29f1"/>
    </style:style>
    <style:style style:name="P36" style:family="paragraph" style:parent-style-name="Standard" style:list-style-name="L1">
      <style:text-properties officeooo:rsid="003d3f82" officeooo:paragraph-rsid="003d3f82"/>
    </style:style>
    <style:style style:name="P37" style:family="paragraph" style:parent-style-name="Standard" style:list-style-name="L1">
      <style:text-properties officeooo:rsid="003f731f" officeooo:paragraph-rsid="003f731f"/>
    </style:style>
    <style:style style:name="P38" style:family="paragraph" style:parent-style-name="Standard" style:list-style-name="L1">
      <style:text-properties officeooo:rsid="004029f9" officeooo:paragraph-rsid="004029f9"/>
    </style:style>
    <style:style style:name="P39" style:family="paragraph" style:parent-style-name="Standard" style:list-style-name="L1">
      <style:text-properties officeooo:rsid="0040399f" officeooo:paragraph-rsid="0040399f"/>
    </style:style>
    <style:style style:name="P40" style:family="paragraph" style:parent-style-name="Standard" style:list-style-name="L1">
      <style:text-properties officeooo:rsid="0041f6cc" officeooo:paragraph-rsid="0041f6cc"/>
    </style:style>
    <style:style style:name="P41" style:family="paragraph" style:parent-style-name="Standard" style:list-style-name="L1">
      <style:text-properties officeooo:rsid="00439bb4" officeooo:paragraph-rsid="00439bb4"/>
    </style:style>
    <style:style style:name="P42" style:family="paragraph" style:parent-style-name="Standard" style:list-style-name="L1">
      <style:text-properties officeooo:rsid="00452072" officeooo:paragraph-rsid="00452072"/>
    </style:style>
    <style:style style:name="P43" style:family="paragraph" style:parent-style-name="Standard" style:list-style-name="L1">
      <style:text-properties officeooo:rsid="00491141" officeooo:paragraph-rsid="00491141"/>
    </style:style>
    <style:style style:name="P44" style:family="paragraph" style:parent-style-name="Standard">
      <style:text-properties officeooo:rsid="00491141" officeooo:paragraph-rsid="00491141"/>
    </style:style>
    <style:style style:name="P45" style:family="paragraph" style:parent-style-name="Standard">
      <style:text-properties officeooo:rsid="004c81f3" officeooo:paragraph-rsid="004c81f3"/>
    </style:style>
    <style:style style:name="P46" style:family="paragraph" style:parent-style-name="Standard">
      <style:text-properties officeooo:rsid="00514f6a" officeooo:paragraph-rsid="00514f6a"/>
    </style:style>
    <style:style style:name="P47" style:family="paragraph" style:parent-style-name="Standard">
      <style:text-properties officeooo:rsid="0051d74f" officeooo:paragraph-rsid="0051d74f"/>
    </style:style>
    <style:style style:name="P48" style:family="paragraph" style:parent-style-name="Standard">
      <style:text-properties officeooo:rsid="00540879" officeooo:paragraph-rsid="00540879"/>
    </style:style>
    <style:style style:name="P49" style:family="paragraph" style:parent-style-name="Standard" style:list-style-name="L3">
      <style:text-properties officeooo:rsid="0054f19d" officeooo:paragraph-rsid="0054f19d"/>
    </style:style>
    <style:style style:name="P50" style:family="paragraph" style:parent-style-name="Standard" style:list-style-name="L3">
      <style:text-properties officeooo:rsid="0056d807" officeooo:paragraph-rsid="0056d807"/>
    </style:style>
    <style:style style:name="P51" style:family="paragraph" style:parent-style-name="Standard" style:list-style-name="L3">
      <style:text-properties officeooo:rsid="0057f92e" officeooo:paragraph-rsid="0057f92e"/>
    </style:style>
    <style:style style:name="P52" style:family="paragraph" style:parent-style-name="Standard" style:list-style-name="L3">
      <style:text-properties officeooo:rsid="0058cb9b" officeooo:paragraph-rsid="0058cb9b"/>
    </style:style>
    <style:style style:name="P53" style:family="paragraph" style:parent-style-name="Standard" style:list-style-name="L3">
      <style:text-properties officeooo:rsid="005a7e9e" officeooo:paragraph-rsid="005a7e9e"/>
    </style:style>
    <style:style style:name="P54" style:family="paragraph" style:parent-style-name="Standard" style:list-style-name="L3">
      <style:text-properties officeooo:rsid="005b3e99" officeooo:paragraph-rsid="005b3e99"/>
    </style:style>
    <style:style style:name="P55" style:family="paragraph" style:parent-style-name="Standard" style:list-style-name="L3">
      <style:text-properties officeooo:rsid="005cb1e9" officeooo:paragraph-rsid="005cb1e9"/>
    </style:style>
    <style:style style:name="P56" style:family="paragraph" style:parent-style-name="Standard" style:list-style-name="L3">
      <style:text-properties officeooo:rsid="005ccbf3" officeooo:paragraph-rsid="005ccbf3"/>
    </style:style>
    <style:style style:name="P57" style:family="paragraph" style:parent-style-name="Standard" style:list-style-name="L3">
      <style:text-properties officeooo:rsid="005e6c18" officeooo:paragraph-rsid="005e6c18"/>
    </style:style>
    <style:style style:name="P58" style:family="paragraph" style:parent-style-name="Standard" style:list-style-name="L3">
      <style:text-properties officeooo:rsid="005f06f2" officeooo:paragraph-rsid="005f06f2"/>
    </style:style>
    <style:style style:name="P59" style:family="paragraph" style:parent-style-name="Standard" style:list-style-name="L3">
      <style:text-properties officeooo:rsid="006003a7" officeooo:paragraph-rsid="006003a7"/>
    </style:style>
    <style:style style:name="P60" style:family="paragraph" style:parent-style-name="Standard" style:list-style-name="L3">
      <style:text-properties officeooo:rsid="0060b516" officeooo:paragraph-rsid="0060b516"/>
    </style:style>
    <style:style style:name="P61" style:family="paragraph" style:parent-style-name="Standard" style:list-style-name="L3">
      <style:text-properties officeooo:rsid="00624b9e" officeooo:paragraph-rsid="00624b9e"/>
    </style:style>
    <style:style style:name="P62" style:family="paragraph" style:parent-style-name="Standard">
      <style:text-properties officeooo:rsid="00624b9e" officeooo:paragraph-rsid="00624b9e"/>
    </style:style>
    <style:style style:name="P63" style:family="paragraph" style:parent-style-name="Standard" style:list-style-name="L3">
      <style:text-properties officeooo:rsid="0062d7ad" officeooo:paragraph-rsid="0062d7ad"/>
    </style:style>
    <style:style style:name="P64" style:family="paragraph" style:parent-style-name="Standard" style:list-style-name="L3">
      <style:text-properties officeooo:rsid="006408b8" officeooo:paragraph-rsid="006408b8"/>
    </style:style>
    <style:style style:name="P65" style:family="paragraph" style:parent-style-name="Standard" style:list-style-name="L3">
      <style:text-properties officeooo:rsid="00659257" officeooo:paragraph-rsid="00659257"/>
    </style:style>
    <style:style style:name="P66" style:family="paragraph" style:parent-style-name="Standard" style:list-style-name="L3">
      <style:text-properties officeooo:rsid="0068e85c" officeooo:paragraph-rsid="0068e85c"/>
    </style:style>
    <style:style style:name="P67" style:family="paragraph" style:parent-style-name="Standard" style:list-style-name="L3">
      <style:text-properties officeooo:rsid="00695f41" officeooo:paragraph-rsid="00695f41"/>
    </style:style>
    <style:style style:name="P68" style:family="paragraph" style:parent-style-name="Standard" style:list-style-name="L3">
      <style:text-properties officeooo:rsid="0069deff" officeooo:paragraph-rsid="0069deff"/>
    </style:style>
    <style:style style:name="P69" style:family="paragraph" style:parent-style-name="Standard" style:list-style-name="L3">
      <style:text-properties officeooo:rsid="006b8f25" officeooo:paragraph-rsid="006b8f25"/>
    </style:style>
    <style:style style:name="P70" style:family="paragraph" style:parent-style-name="Standard" style:list-style-name="L3">
      <style:text-properties officeooo:rsid="006c25d8" officeooo:paragraph-rsid="006c25d8"/>
    </style:style>
    <style:style style:name="P71" style:family="paragraph" style:parent-style-name="Standard" style:list-style-name="L3">
      <style:text-properties officeooo:rsid="006fb595" officeooo:paragraph-rsid="006fb595"/>
    </style:style>
    <style:style style:name="P72" style:family="paragraph" style:parent-style-name="Standard" style:list-style-name="L3">
      <style:text-properties officeooo:rsid="007176bb" officeooo:paragraph-rsid="007176bb"/>
    </style:style>
    <style:style style:name="P73" style:family="paragraph" style:parent-style-name="Standard" style:list-style-name="L3">
      <style:text-properties officeooo:rsid="0074dc5c" officeooo:paragraph-rsid="0074dc5c"/>
    </style:style>
    <style:style style:name="P74" style:family="paragraph" style:parent-style-name="Standard" style:list-style-name="L3">
      <style:text-properties officeooo:rsid="00766f47" officeooo:paragraph-rsid="00766f47"/>
    </style:style>
    <style:style style:name="P75" style:family="paragraph" style:parent-style-name="Standard" style:list-style-name="L3">
      <style:text-properties officeooo:rsid="00797f42" officeooo:paragraph-rsid="00797f42"/>
    </style:style>
    <style:style style:name="P76" style:family="paragraph" style:parent-style-name="Standard" style:list-style-name="L3">
      <style:text-properties officeooo:rsid="007b0d94" officeooo:paragraph-rsid="007b0d94"/>
    </style:style>
    <style:style style:name="P77" style:family="paragraph" style:parent-style-name="Standard" style:list-style-name="L3">
      <style:text-properties officeooo:rsid="007bdd0c" officeooo:paragraph-rsid="007bdd0c"/>
    </style:style>
    <style:style style:name="P78" style:family="paragraph" style:parent-style-name="Standard" style:list-style-name="L3">
      <style:text-properties officeooo:rsid="007cc6cb" officeooo:paragraph-rsid="007cc6cb"/>
    </style:style>
    <style:style style:name="P79" style:family="paragraph" style:parent-style-name="Standard" style:list-style-name="L3">
      <style:text-properties officeooo:rsid="00801925" officeooo:paragraph-rsid="00801925"/>
    </style:style>
    <style:style style:name="P80" style:family="paragraph" style:parent-style-name="Standard" style:list-style-name="L3">
      <style:text-properties officeooo:rsid="0081b272" officeooo:paragraph-rsid="0081b272"/>
    </style:style>
    <style:style style:name="P81" style:family="paragraph" style:parent-style-name="Standard" style:list-style-name="L3">
      <style:text-properties officeooo:rsid="00824e30" officeooo:paragraph-rsid="00824e30"/>
    </style:style>
    <style:style style:name="P82" style:family="paragraph" style:parent-style-name="Standard" style:list-style-name="L3">
      <style:text-properties officeooo:rsid="008405d2" officeooo:paragraph-rsid="008405d2"/>
    </style:style>
    <style:style style:name="P83" style:family="paragraph" style:parent-style-name="Standard" style:list-style-name="L3">
      <style:text-properties officeooo:rsid="0084d665" officeooo:paragraph-rsid="0084d665"/>
    </style:style>
    <style:style style:name="P84" style:family="paragraph" style:parent-style-name="Standard" style:list-style-name="L3">
      <style:text-properties officeooo:rsid="008634b0" officeooo:paragraph-rsid="008634b0"/>
    </style:style>
    <style:style style:name="P85" style:family="paragraph" style:parent-style-name="Standard" style:list-style-name="L3">
      <style:text-properties officeooo:rsid="0088a54c" officeooo:paragraph-rsid="0088a54c"/>
    </style:style>
    <style:style style:name="P86" style:family="paragraph" style:parent-style-name="Standard" style:list-style-name="L1">
      <style:paragraph-properties fo:break-before="page"/>
      <style:text-properties officeooo:rsid="00281897" officeooo:paragraph-rsid="00281897"/>
    </style:style>
    <style:style style:name="P87" style:family="paragraph" style:parent-style-name="Standard">
      <style:paragraph-properties fo:break-before="page"/>
      <style:text-properties officeooo:rsid="004c81f3" officeooo:paragraph-rsid="004c81f3"/>
    </style:style>
    <style:style style:name="T1" style:family="text">
      <style:text-properties officeooo:rsid="000e2bc3"/>
    </style:style>
    <style:style style:name="T2" style:family="text">
      <style:text-properties officeooo:rsid="00179e09"/>
    </style:style>
    <style:style style:name="T3" style:family="text">
      <style:text-properties officeooo:rsid="001962b3"/>
    </style:style>
    <style:style style:name="T4" style:family="text">
      <style:text-properties officeooo:rsid="001d28ad"/>
    </style:style>
    <style:style style:name="T5" style:family="text">
      <style:text-properties officeooo:rsid="004de2b5"/>
    </style:style>
    <style:style style:name="T6" style:family="text">
      <style:text-properties officeooo:rsid="0054f19d"/>
    </style:style>
    <style:style style:name="T7" style:family="text">
      <style:text-properties officeooo:rsid="0057f92e"/>
    </style:style>
    <style:style style:name="T8" style:family="text">
      <style:text-properties officeooo:rsid="005ae564"/>
    </style:style>
    <style:style style:name="T9" style:family="text">
      <style:text-properties officeooo:rsid="006408b8"/>
    </style:style>
    <style:style style:name="T10" style:family="text">
      <style:text-properties officeooo:rsid="0066afc4"/>
    </style:style>
    <style:style style:name="T11" style:family="text">
      <style:text-properties officeooo:rsid="0071a790"/>
    </style:style>
    <style:style style:name="T12" style:family="text">
      <style:text-properties officeooo:rsid="008a154a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50736880130969770" text:style-name="L2">
        <text:list-item>
          <text:p text:style-name="P2"><text:span text:style-name="T1">IEEE 802.11e (3) </text:span></text:p>
        </text:list-item>
      </text:list>
      <text:list xml:id="list3199105724413101581" text:style-name="L1">
        <text:list-item>
          <text:list>
            <text:list-item>
              <text:p text:style-name="P1">Hybrid coordination function (HCF)</text:p>
            </text:list-item>
            <text:list-item>
              <text:p text:style-name="P1">2 mediu, channel </text:p>
            </text:list-item>
            <text:list-item>
              <text:p text:style-name="P1">De er mulg å endre sannsynligheten for suksess ved å endre backoff-intervallet. </text:p>
            </text:list-item>
          </text:list>
        </text:list-item>
        <text:list-item>
          <text:p text:style-name="P3">HCCA</text:p>
          <text:list>
            <text:list-item>
              <text:p text:style-name="P3">Tillater reservasjoner av transmisjons-muligheter </text:p>
              <text:list>
                <text:list-item>
                  <text:p text:style-name="P3">Bassert på foresåørsler fra non AP STA (opp og ned) </text:p>
                  <text:list>
                    <text:list-item>
                      <text:p text:style-name="P3">Må opprette en trafikkstrøm ved p utveksle TSPEC-er </text:p>
                    </text:list-item>
                  </text:list>
                </text:list-item>
              </text:list>
            </text:list-item>
            <text:list-item>
              <text:p text:style-name="P3">Trafic schedules <text:s/>av HC </text:p>
            </text:list-item>
            <text:list-item>
              <text:p text:style-name="P4">Trasnomit opurtunity, det er ingen contention ( En stasjon eier mediumet) </text:p>
            </text:list-item>
            <text:list-item>
              <text:p text:style-name="P5">Bassert på spesifikasjonen v trafikken </text:p>
              <text:list>
                <text:list-item>
                  <text:p text:style-name="P6">En mpye å spessifisere typen trafikk </text:p>
                </text:list-item>
              </text:list>
            </text:list-item>
            <text:list-item>
              <text:p text:style-name="P7">Vi har en contentio free period, og så en contention perion </text:p>
              <text:list>
                <text:list-item>
                  <text:p text:style-name="P8">Trafikken schedules under ...<text:span text:style-name="T2">PERIODEN </text:span></text:p>
                </text:list-item>
                <text:list-item>
                  <text:p text:style-name="P9">Synkroniseringen med HCF-beaconen kan håndteres under den contention-<text:span text:style-name="T3">frie</text:span> perioden </text:p>
                </text:list-item>
                <text:list-item>
                  <text:p text:style-name="P10">Hybrid-coordinatoren må vente til den forige overføringen er ferdig, men etter det er den garantert å kunne sende. <text:span text:style-name="T4">(Siden den har høyest prioritet/kortest ventetid) </text:span></text:p>
                </text:list-item>
                <text:list-item>
                  <text:p text:style-name="P11">Den contention-fire perioden bel aldri implementert i profiktet, siden man vanligvis </text:p>
                </text:list-item>
                <text:list-item>
                  <text:p text:style-name="P11">hpndteres i contention-perioden </text:p>
                  <text:list>
                    <text:list-item>
                      <text:p text:style-name="P11">Det gir ikke samme garantier som for den contention-frie perioden, Men man fpr fremdeles til å garantere at om den vil ha aksess, så får den det (Men den må vente på at de forige ble ferdig med å sende), </text:p>
                    </text:list-item>
                  </text:list>
                </text:list-item>
                <text:list-item>
                  <text:p text:style-name="P11">Block acknowligement (Opp til 64 pakker kan sendes uten at man må sende en acknowlidge)</text:p>
                  <text:list>
                    <text:list-item>
                      <text:p text:style-name="P11">Det å ha acks hele tiden er dyrt, så det er en forbedring </text:p>
                    </text:list-item>
                  </text:list>
                </text:list-item>
                <text:list-item>
                  <text:p text:style-name="P12">Direct link protocol </text:p>
                  <text:list>
                    <text:list-item>
                      <text:p text:style-name="P12">To noder kan snakke direkte med hverandre (?) </text:p>
                    </text:list-item>
                  </text:list>
                </text:list-item>
                <text:list-item>
                  <text:p text:style-name="P13">I hver beacon er det et felt trafic identification map, som iser om den har noe data for dem </text:p>
                </text:list-item>
                <text:list-item>
                  <text:p text:style-name="P14">Konklusjon </text:p>
                  <text:list>
                    <text:list-item>
                      <text:p text:style-name="P15">Bluetooth git ikke noen QoS mekanismer </text:p>
                      <text:list>
                        <text:list-item>
                          <text:p text:style-name="P15">Men det er noen muligheter som starter ved V2 </text:p>
                        </text:list-item>
                      </text:list>
                    </text:list-item>
                  </text:list>
                </text:list-item>
                <text:list-item>
                  <text:p text:style-name="P16">Bluetooth Low energy</text:p>
                  <text:list>
                    <text:list-item>
                      <text:p text:style-name="P17">Introdusert i BT V4.0</text:p>
                    </text:list-item>
                    <text:list-item>
                      <text:p text:style-name="P17">Det er ingen gemporal guarantees. </text:p>
                    </text:list-item>
                  </text:list>
                </text:list-item>
                <text:list-item>
                  <text:p text:style-name="P18">IEEE 802.11</text:p>
                  <text:list>
                    <text:list-item>
                      <text:p text:style-name="P18">Tilbyr flere muligheter for QoS </text:p>
                    </text:list-item>
                    <text:list-item>
                      <text:p text:style-name="P18">Mye mer å utforse </text:p>
                    </text:list-item>
                    <text:list-item>
                      <text:p text:style-name="P18">Åpent Rom for flere forbedringer (Scheduling av trafikk) 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20020359320622" text:continue-numbering="true" text:style-name="L1">
        <text:list-item>
          <text:p text:style-name="P86">Real time networks </text:p>
          <text:list>
            <text:list-item>
              <text:p text:style-name="P20">Sensor og actuator networks </text:p>
              <text:list>
                <text:list-item>
                  <text:p text:style-name="P21">Actuation krever energi, så der ikke et eksempel i en like stor grad</text:p>
                </text:list-item>
                <text:list-item>
                  <text:p text:style-name="P22">Vi vil både ha sanntidsegenskaper, samtidig som vi har lyst til å spare energi </text:p>
                </text:list-item>
              </text:list>
            </text:list-item>
            <text:list-item>
              <text:p text:style-name="P23">Eksempler på blandede arkitekturer</text:p>
              <text:list>
                <text:list-item>
                  <text:p text:style-name="P23">Gateways for å knytte wired og wireless networks </text:p>
                  <text:list>
                    <text:list-item>
                      <text:p text:style-name="P24">Mn kan ha en eller flere wired segments, wireless cells, points of connection, </text:p>
                    </text:list-item>
                  </text:list>
                </text:list-item>
                <text:list-item>
                  <text:p text:style-name="P25">Bruk av satelitter: En node som allehar tilgang til, uachengig av blokkeringerl</text:p>
                </text:list-item>
              </text:list>
            </text:list-item>
            <text:list-item>
              <text:p text:style-name="P26">Fremgangsmetoder </text:p>
              <text:list>
                <text:list-item>
                  <text:p text:style-name="P27">Ta et trådløst fysisk lag på en eksisterende løsning </text:p>
                </text:list-item>
                <text:list-item>
                  <text:p text:style-name="P28">Tilpass (elelr bruk) en eksisterende trådløs løsning </text:p>
                </text:list-item>
                <text:list-item>
                  <text:p text:style-name="P28">Lag en ny løsning </text:p>
                </text:list-item>
              </text:list>
            </text:list-item>
            <text:list-item>
              <text:p text:style-name="P29">Bruk av en enskisterende løsning</text:p>
              <text:list>
                <text:list-item>
                  <text:p text:style-name="P30">Ingen fyller kravene til trådløse sensornettverk </text:p>
                </text:list-item>
              </text:list>
            </text:list-item>
            <text:list-item>
              <text:p text:style-name="P30">Trådløse sensornettverk </text:p>
              <text:list>
                <text:list-item>
                  <text:p text:style-name="P30">Rekkevidden til en node dekker ikke hele nettet</text:p>
                </text:list-item>
                <text:list-item>
                  <text:p text:style-name="P31">WSN expeted features</text:p>
                  <text:list>
                    <text:list-item>
                      <text:p text:style-name="P31">Self organized </text:p>
                    </text:list-item>
                    <text:list-item>
                      <text:p text:style-name="P31">Ingen infrastruktur (Ingen base stasjoner, etc)</text:p>
                    </text:list-item>
                    <text:list-item>
                      <text:p text:style-name="P31">Batery operated (low energy) (Energy autonumous)</text:p>
                    </text:list-item>
                    <text:list-item>
                      <text:p text:style-name="P31">Multihop transmission </text:p>
                    </text:list-item>
                    <text:list-item>
                      <text:p text:style-name="P31">Små, low-cost targets </text:p>
                    </text:list-item>
                    <text:list-item>
                      <text:p text:style-name="P31">Liten mengde data</text:p>
                    </text:list-item>
                    <text:list-item>
                      <text:p text:style-name="P31">Lite antall noder. </text:p>
                    </text:list-item>
                  </text:list>
                </text:list-item>
                <text:list-item>
                  <text:p text:style-name="P32">Topologier </text:p>
                  <text:list>
                    <text:list-item>
                      <text:p text:style-name="P33">Multi-hop </text:p>
                    </text:list-item>
                    <text:list-item>
                      <text:p text:style-name="P33">Infrastructure </text:p>
                    </text:list-item>
                    <text:list-item>
                      <text:p text:style-name="P33">Hybrid. </text:p>
                    </text:list-item>
                  </text:list>
                </text:list-item>
                <text:list-item>
                  <text:p text:style-name="P34">Fading and reliability </text:p>
                  <text:list>
                    <text:list-item>
                      <text:p text:style-name="P35">Fading</text:p>
                      <text:list>
                        <text:list-item>
                          <text:p text:style-name="P35">Det vil eksistere flere stier</text:p>
                        </text:list-item>
                      </text:list>
                    </text:list-item>
                    <text:list-item>
                      <text:p text:style-name="P35">Reliability </text:p>
                      <text:list>
                        <text:list-item>
                          <text:p text:style-name="P36">Multiple paths </text:p>
                        </text:list-item>
                        <text:list-item>
                          <text:p text:style-name="P36">Ingen central point of failure </text:p>
                        </text:list-item>
                        <text:list-item>
                          <text:p text:style-name="P36">Node redundancy. </text:p>
                        </text:list-item>
                      </text:list>
                    </text:list-item>
                    <text:list-item>
                      <text:p text:style-name="P37">Man kan måle (Approksimert) avstanden mellom nodene </text:p>
                      <text:list>
                        <text:list-item>
                          <text:p text:style-name="P38">Ved å måle effekten av hver node</text:p>
                        </text:list-item>
                        <text:list-item>
                          <text:p text:style-name="P39">Dette gjør det mulig å lage et krt av nettverket</text:p>
                        </text:list-item>
                      </text:list>
                    </text:list-item>
                  </text:list>
                </text:list-item>
                <text:list-item>
                  <text:p text:style-name="P40">Forsinkelse av overføringene fra en node til den neste kan være kortere med single hop enn multiple</text:p>
                  <text:list>
                    <text:list-item>
                      <text:p text:style-name="P41">Man trenger tid til å synkronisere, og for å sende overheaden </text:p>
                    </text:list-item>
                    <text:list-item>
                      <text:p text:style-name="P42">Central consumer, direct link</text:p>
                      <text:list>
                        <text:list-item>
                          <text:p text:style-name="P41"><draw:frame draw:style-name="fr1" draw:name="Object1" text:anchor-type="as-char" svg:y="-0.1744in" svg:width="1.1728in" svg:height="0.2217in" draw:z-index="0"><draw:object xlink:href="./Object 1" xlink:type="simple" xlink:show="embed" xlink:actuate="onLoad"/><draw:image xlink:href="./ObjectReplacements/Object 1" xlink:type="simple" xlink:show="embed" xlink:actuate="onLoad"/></draw:frame></text:p>
                        </text:list-item>
                      </text:list>
                    </text:list-item>
                    <text:list-item>
                      <text:p text:style-name="P42">Centran consumer multihop </text:p>
                      <text:list>
                        <text:list-item>
                          <text:p text:style-name="P42"><draw:frame draw:style-name="fr1" draw:name="Object2" text:anchor-type="as-char" svg:y="-0.1744in" svg:width="3.0791in" svg:height="0.2346in" draw:z-index="1"><draw:object xlink:href="./Object 2" xlink:type="simple" xlink:show="embed" xlink:actuate="onLoad"/><draw:image xlink:href="./ObjectReplacements/Object 2" xlink:type="simple" xlink:show="embed" xlink:actuate="onLoad"/></draw:frame></text:p>
                        </text:list-item>
                      </text:list>
                    </text:list-item>
                    <text:list-item>
                      <text:p text:style-name="P43">Men vi kan utnyttte at ikke lle noder kan se hverandre til å kunne sende flere meldinger samtidig. </text:p>
                      <text:list>
                        <text:list-item>
                          <text:p text:style-name="P43">Det er ikke opplagt hva some rbest av sntralisert single-hop eller multihop </text:p>
                        </text:list-item>
                        <text:list-item>
                          <text:p text:style-name="P43"><text:soft-page-break/>Multihop må ikke være en god ide når det gjelder tid.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P44"/>
      <text:p text:style-name="P44"/>
      <text:p text:style-name="P44"/>
      <text:p text:style-name="P44"/>
      <text:p text:style-name="P45">EVALUERINGSUKEN ER DENE UKEN <text:span text:style-name="T5">(Mulig at det bare handler om kvaliteten på kurset) </text:span></text:p>
      <text:p text:style-name="P46"/>
      <text:p text:style-name="P46"/>
      <text:p text:style-name="P46"/>
      <text:p text:style-name="P46">Vi komer til å ha en simulator som vil la oss se på temporal-egenskapene til forskjellige protokoller</text:p>
      <text:p text:style-name="P47">Alt skal ligge på moodle </text:p>
      <text:p text:style-name="P48">Ingen karrakter på denen leksen, men den er visstnok veldig nytig </text:p>
      <text:p text:style-name="P87"><text:s/><text:span text:style-name="T6">Del 2 </text:span></text:p>
      <text:p text:style-name="P45"/>
      <text:list xml:id="list4916106029145264048" text:style-name="L3">
        <text:list-item>
          <text:p text:style-name="P49">Noen prosjekter på WSN </text:p>
        </text:list-item>
        <text:list-item>
          <text:p text:style-name="P50">Andre rfordinger </text:p>
          <text:list>
            <text:list-item>
              <text:p text:style-name="P50">VI har kraftige resource constraints </text:p>
              <text:list>
                <text:list-item>
                  <text:p text:style-name="P50">Energy, bandwidth, memory size, processing </text:p>
                </text:list-item>
                <text:list-item>
                  <text:p text:style-name="P50">U<text:span text:style-name="T7">nbalanced trafic</text:span></text:p>
                  <text:list>
                    <text:list-item>
                      <text:p text:style-name="P51">Sink nodes </text:p>
                    </text:list-item>
                  </text:list>
                </text:list-item>
                <text:list-item>
                  <text:p text:style-name="P51">Network dynamics </text:p>
                </text:list-item>
                <text:list-item>
                  <text:p text:style-name="P51">Scalability</text:p>
                </text:list-item>
                <text:list-item>
                  <text:p text:style-name="P51">Multiple trafic requirements</text:p>
                </text:list-item>
              </text:list>
            </text:list-item>
          </text:list>
        </text:list-item>
        <text:list-item>
          <text:p text:style-name="P52">Hva er nytt forRTN </text:p>
          <text:list>
            <text:list-item>
              <text:p text:style-name="P53">Ikke bare MAC lenger </text:p>
              <text:list>
                <text:list-item>
                  <text:p text:style-name="P53">Multihop må tas i betraktning </text:p>
                </text:list-item>
              </text:list>
            </text:list-item>
            <text:list-item>
              <text:p text:style-name="P53">Umulig å ignorere feil </text:p>
            </text:list-item>
            <text:list-item>
              <text:p text:style-name="P53">Veldig dynamiske cases</text:p>
            </text:list-item>
            <text:list-item>
              <text:p text:style-name="P53">Begrensede resurser </text:p>
              <text:list>
                <text:list-item>
                  <text:p text:style-name="P53">Energi </text:p>
                </text:list-item>
                <text:list-item>
                  <text:p text:style-name="P53">Minne <text:span text:style-name="T8">( og CPU) </text:span></text:p>
                </text:list-item>
              </text:list>
            </text:list-item>
          </text:list>
        </text:list-item>
        <text:list-item>
          <text:p text:style-name="P54">MAC for wireless sensor networks </text:p>
          <text:list>
            <text:list-item>
              <text:p text:style-name="P55">Samme objekticer som konvensjonell MAC</text:p>
              <text:list>
                <text:list-item>
                  <text:p text:style-name="P55">Fairness, </text:p>
                </text:list-item>
                <text:list-item>
                  <text:p text:style-name="P55">....</text:p>
                </text:list-item>
                <text:list-item>
                  <text:p text:style-name="P55">...</text:p>
                </text:list-item>
                <text:list-item>
                  <text:p text:style-name="P55">Men vi må også tenke energi </text:p>
                </text:list-item>
              </text:list>
            </text:list-item>
          </text:list>
        </text:list-item>
        <text:list-item>
          <text:p text:style-name="P56">Kilder for energy waste </text:p>
          <text:list>
            <text:list-item>
              <text:p text:style-name="P56">Idle listening </text:p>
            </text:list-item>
            <text:list-item>
              <text:p text:style-name="P56">Over emmitting </text:p>
              <text:list>
                <text:list-item>
                  <text:p text:style-name="P56">Sende når det ikke er noen som hører på </text:p>
                </text:list-item>
              </text:list>
            </text:list-item>
            <text:list-item>
              <text:p text:style-name="P57">Mesteparten av energien er tapt mens man hører </text:p>
              <text:list>
                <text:list-item>
                  <text:p text:style-name="P58">Idle listening og overhearing er to store kilder til energy waste </text:p>
                </text:list-item>
              </text:list>
            </text:list-item>
          </text:list>
        </text:list-item>
        <text:list-item>
          <text:p text:style-name="P59"/>
        </text:list-item>
        <text:list-item>
          <text:p text:style-name="P60">MAC for Wireless sensor networks </text:p>
          <text:list>
            <text:list-item>
              <text:p text:style-name="P60">Unscheduled </text:p>
              <text:list>
                <text:list-item>
                  <text:p text:style-name="P63">Alle <text:span text:style-name="T9">de unscheduledene nettverkene er tilfeldige </text:span></text:p>
                </text:list-item>
                <text:list-item>
                  <text:p text:style-name="P59">Man vil gjerne ha en external wake-up </text:p>
                  <text:list>
                    <text:list-item>
                      <text:p text:style-name="P59">Litt som en receiver som vekker deg opp når noe mottar (Men de vet ikke hva det mottar) </text:p>
                    </text:list-item>
                  </text:list>
                </text:list-item>
                <text:list-item>
                  <text:p text:style-name="P60">Man kan kan også ha periodisk TX eller RX</text:p>
                </text:list-item>
              </text:list>
            </text:list-item>
          </text:list>
        </text:list-item>
        <text:list-item>
          <text:p text:style-name="P60">Schedules: </text:p>
          <text:list>
            <text:list-item>
              <text:p text:style-name="P60">Alle har sin egen slot i et netterk </text:p>
            </text:list-item>
            <text:list-item>
              <text:p text:style-name="P61">Garantert, hybrid og tilfeldig</text:p>
            </text:list-item>
          </text:list>
        </text:list-item>
      </text:list>
      <text:p text:style-name="P62"/>
      <text:list xml:id="list120021045546403" text:continue-numbering="true" text:style-name="L3">
        <text:list-item>
          <text:p text:style-name="P64">S-<text:span text:style-name="T10">MAC</text:span>(Ofte brukt sin en refferanse)</text:p>
          <text:list>
            <text:list-item>
              <text:p text:style-name="P65">Noder har en periodisk listen/sleep periodisk schedule </text:p>
            </text:list-item>
            <text:list-item>
              <text:p text:style-name="P66">Ingen garantier </text:p>
            </text:list-item>
            <text:list-item>
              <text:p text:style-name="P67">Minimerer </text:p>
              <text:list>
                <text:list-item>
                  <text:p text:style-name="P68">Overhearing </text:p>
                </text:list-item>
                <text:list-item>
                  <text:p text:style-name="P68">Idle listening </text:p>
                </text:list-item>
                <text:list-item>
                  <text:p text:style-name="P68"><text:soft-page-break/>Kollisjoner </text:p>
                </text:list-item>
              </text:list>
            </text:list-item>
          </text:list>
        </text:list-item>
        <text:list-item>
          <text:p text:style-name="P68">Det er en videreutvikling av S-MAC kalt TMAC </text:p>
          <text:list>
            <text:list-item>
              <text:p text:style-name="P69">Man vil utvide T_l </text:p>
              <text:list>
                <text:list-item>
                  <text:p text:style-name="P69">Om det ikke er noen trafikk vil nodene begynne å sove tidligere. </text:p>
                </text:list-item>
              </text:list>
            </text:list-item>
          </text:list>
        </text:list-item>
        <text:list-item>
          <text:p text:style-name="P70">IEEE 802.15.4 (Improperly called ZigBee)</text:p>
          <text:list>
            <text:list-item>
              <text:p text:style-name="P70">2 moduser: peer to peer og stjerne</text:p>
            </text:list-item>
            <text:list-item>
              <text:p text:style-name="P70">Contention perioden og contention-free perioden har blitt byttet om på </text:p>
            </text:list-item>
            <text:list-item>
              <text:p text:style-name="P71">Slot CSMA; Man kan bare gjøre det på spesfikke intervall </text:p>
              <text:list>
                <text:list-item>
                  <text:p text:style-name="P72">Dette <text:span text:style-name="T11">deler</text:span>sannsynligheten for kollisjoner med 2 </text:p>
                </text:list-item>
              </text:list>
            </text:list-item>
            <text:list-item>
              <text:p text:style-name="P73">Det er et konsept ac en koordinator som sender en beacon som synkroniserer alle. </text:p>
            </text:list-item>
            <text:list-item>
              <text:p text:style-name="P74">Man har en sentral koordinator </text:p>
              <text:list>
                <text:list-item>
                  <text:p text:style-name="P74">En av nodene den kan koble seg til kan også være koblet til en koordinator </text:p>
                  <text:list>
                    <text:list-item>
                      <text:p text:style-name="P74">Koordinatorene er da koblet sammen som et tre. </text:p>
                      <text:list>
                        <text:list-item>
                          <text:p text:style-name="P75">Beacons må være ogset i forhold til hverandre.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Med en gang det ikke er noe trafikk begynner nodene å sove</text:p>
            </text:list-item>
            <text:list-item>
              <text:p text:style-name="P76">Low power mode </text:p>
              <text:list>
                <text:list-item>
                  <text:p text:style-name="P77">Duty cycle </text:p>
                </text:list-item>
                <text:list-item>
                  <text:p text:style-name="P79">Trafic indication map </text:p>
                  <text:list>
                    <text:list-item>
                      <text:p text:style-name="P80">Beaconen sier også litt om det er noe data for noen. </text:p>
                    </text:list-item>
                  </text:list>
                </text:list-item>
              </text:list>
            </text:list-item>
            <text:list-item>
              <text:p text:style-name="P81">Analyse</text:p>
              <text:list>
                <text:list-item>
                  <text:p text:style-name="P81">Star with beacon </text:p>
                  <text:list>
                    <text:list-item>
                      <text:p text:style-name="P82">Man har garantier om man har gouaranteed timeslots </text:p>
                      <text:list>
                        <text:list-item>
                          <text:p text:style-name="P82">Men det er ikke like fleksibelt </text:p>
                        </text:list-item>
                      </text:list>
                    </text:list-item>
                    <text:list-item>
                      <text:p text:style-name="P83">Lav power-consumpton for «Slaves» </text:p>
                    </text:list-item>
                    <text:list-item>
                      <text:p text:style-name="P84">Men koordinatoren må trekke mer energi. </text:p>
                    </text:list-item>
                  </text:list>
                </text:list-item>
                <text:list-item>
                  <text:p text:style-name="P85">Multihop med beacons </text:p>
                  <text:list>
                    <text:list-item>
                      <text:p text:style-name="P85">P<text:span text:style-name="T12">eer to peer</text:span></text:p>
                      <text:list>
                        <text:list-item>
                          <text:p text:style-name="P85">Ingen garanti fer </text:p>
                        </text:list-item>
                        <text:list-item>
                          <text:p text:style-name="P85">Ganske høy idle listening (CSMA) </text:p>
                        </text:list-item>
                      </text:list>
                    </text:list-item>
                    <text:list-item>
                      <text:p text:style-name="P85">Høty forbruk for relay nodes</text:p>
                    </text:list-item>
                    <text:list-item>
                      <text:p text:style-name="P85">Protokollen er ikke stabilisert ennå </text:p>
                    </text:list-item>
                    <text:list-item>
                      <text:p text:style-name="P82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0:11:49.929457150</meta:creation-date>
    <meta:generator>LibreOffice/5.1.6.2$Linux_X86_64 LibreOffice_project/10m0$Build-2</meta:generator>
    <dc:date>2019-04-29T12:00:18.300732166</dc:date>
    <meta:editing-duration>PT1H47M36S</meta:editing-duration>
    <meta:editing-cycles>110</meta:editing-cycles>
    <meta:document-statistic meta:table-count="0" meta:image-count="0" meta:object-count="2" meta:page-count="5" meta:paragraph-count="163" meta:word-count="1129" meta:character-count="6199" meta:non-whitespace-character-count="5264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row>
          <mo fence="true" stretchy="false">(</mo>
          <mrow>
            <mrow>
              <msup>
                <mn>2</mn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</msup>
              <mo stretchy="false">−</mo>
              <mn>2</mn>
            </mrow>
          </mrow>
          <mo fence="true" stretchy="false">)</mo>
        </mrow>
      </mrow>
      <mi>D</mi>
    </mrow>
    <annotation encoding="StarMath 5.0">T = (  2^(N+1) -2  )D</annotation>
  </semantics>
</math>
</file>

<file path=Object 2/content.xml><?xml version="1.0" encoding="utf-8"?>
<math xmlns="http://www.w3.org/1998/Math/MathML" display="block">
  <semantics>
    <mrow>
      <mrow>
        <mrow/>
        <mrow>
          <mi>T</mi>
          <mo stretchy="false">=</mo>
          <mrow>
            <mo fence="true" stretchy="false">(</mo>
            <mrow>
              <mrow>
                <msup>
                  <mn>2</mn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sup>
                <mo stretchy="false">−</mo>
                <mn>2</mn>
              </mrow>
            </mrow>
            <mo fence="true" stretchy="false">)</mo>
          </mrow>
        </mrow>
        <mrow>
          <mi>D</mi>
          <mo stretchy="false">+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row>
          <msup>
            <mn>2</mn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sup>
          <mo stretchy="false">+</mo>
          <mn>4</mn>
        </mrow>
      </mrow>
      <mrow>
        <mrow/>
        <mrow>
          <msub>
            <mi>L</mi>
            <mi>M</mi>
          </msub>
          <mo stretchy="false">∗</mo>
          <msub>
            <mi>T</mi>
            <mi mathvariant="italic">bit</mi>
          </msub>
        </mrow>
      </mrow>
    </mrow>
    <annotation encoding="StarMath 5.0">|T = ( 2^(N+1)-2  )D + ( N-1)2^(N+1) +4)L_M *T_bit  </annotation>
  </semantics>
</math>
</file>